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4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0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6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4" style:family="table-cell" style:parent-style-name="Heading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65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6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Separador" style:data-style-name="N170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68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2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3" style:family="table-cell" style:parent-style-name="Heading" style:data-style-name="N17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74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5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6" style:family="table-cell" style:parent-style-name="Tabela" style:data-style-name="N17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9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0" style:family="table-cell" style:parent-style-name="Default">
      <style:text-properties fo:font-size="12pt"/>
    </style:style>
    <style:style style:name="ce8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9"/>
        <table:table-column table:style-name="co2" table:default-cell-style-name="ce63"/>
        <table:table-column table:style-name="co3" table:default-cell-style-name="ce66"/>
        <table:table-column table:style-name="co4" table:default-cell-style-name="ce66"/>
        <table:table-column table:style-name="co5" table:default-cell-style-name="ce70"/>
        <table:table-column table:style-name="co6" table:default-cell-style-name="ce66"/>
        <table:table-column table:style-name="co7" table:default-cell-style-name="ce59"/>
        <table:table-column table:style-name="co8" table:default-cell-style-name="ce66"/>
        <table:table-column table:style-name="co9" table:default-cell-style-name="ce70"/>
        <table:table-column table:style-name="co10" table:number-columns-repeated="55" table:default-cell-style-name="ce80"/>
        <table:table-row table:style-name="ro1">
          <table:table-cell table:style-name="ce54" office:value-type="string" calcext:value-type="string">
            <text:p>DATA</text:p>
          </table:table-cell>
          <table:table-cell table:style-name="ce60" office:value-type="string" calcext:value-type="string">
            <text:p>NF - SERV. PROD. </text:p>
          </table:table-cell>
          <table:table-cell table:style-name="ce64" office:value-type="string" calcext:value-type="string">
            <text:p>R$</text:p>
          </table:table-cell>
          <table:table-cell table:style-name="ce67"/>
          <table:table-cell table:style-name="ce60" office:value-type="string" calcext:value-type="string">
            <text:p>PAGO</text:p>
          </table:table-cell>
          <table:table-cell table:style-name="ce64" office:value-type="string" calcext:value-type="string">
            <text:p>VALOR</text:p>
          </table:table-cell>
          <table:table-cell table:style-name="ce54" office:value-type="string" calcext:value-type="string">
            <text:p>DATA</text:p>
          </table:table-cell>
          <table:table-cell table:style-name="ce73" office:value-type="string" calcext:value-type="string">
            <text:p>SALDO DEVEDOR</text:p>
          </table:table-cell>
          <table:table-cell table:style-name="ce60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6" office:value-type="date" office:date-value="2024-08-31" calcext:value-type="date">
            <text:p>31/08/2024</text:p>
          </table:table-cell>
          <table:table-cell table:style-name="ce61" office:value-type="string" calcext:value-type="string">
            <text:p>Mens. 08/2024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4-09-06" calcext:value-type="date">
            <text:p>06/09/2024</text:p>
          </table:table-cell>
          <table:table-cell table:style-name="ce74" table:formula="of:=[.C2]-[.F2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4-09-30" calcext:value-type="date">
            <text:p>30/09/2024</text:p>
          </table:table-cell>
          <table:table-cell table:style-name="ce61" office:value-type="string" calcext:value-type="string">
            <text:p>Mens. 09/2024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4-11-07" calcext:value-type="date">
            <text:p>07/11/2024</text:p>
          </table:table-cell>
          <table:table-cell table:style-name="ce74" table:formula="of:=[.C3]-[.F3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4-10-31" calcext:value-type="date">
            <text:p>31/10/2024</text:p>
          </table:table-cell>
          <table:table-cell table:style-name="ce61" office:value-type="string" calcext:value-type="string">
            <text:p>Mens. 10/2024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4-11-07" calcext:value-type="date">
            <text:p>07/11/2024</text:p>
          </table:table-cell>
          <table:table-cell table:style-name="ce74" table:formula="of:=[.C4]-[.F4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4-11-30" calcext:value-type="date">
            <text:p>30/11/2024</text:p>
          </table:table-cell>
          <table:table-cell table:style-name="ce61" office:value-type="string" calcext:value-type="string">
            <text:p>Mens. 11/2024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1-07" calcext:value-type="date">
            <text:p>07/01/2025</text:p>
          </table:table-cell>
          <table:table-cell table:style-name="ce74" table:formula="of:=[.C5]-[.F5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4-12-31" calcext:value-type="date">
            <text:p>31/12/2024</text:p>
          </table:table-cell>
          <table:table-cell table:style-name="ce61" office:value-type="string" calcext:value-type="string">
            <text:p>Mens. 12/2024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1-07" calcext:value-type="date">
            <text:p>07/01/2025</text:p>
          </table:table-cell>
          <table:table-cell table:style-name="ce74" table:formula="of:=[.C6]-[.F6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1-31" calcext:value-type="date">
            <text:p>31/01/2025</text:p>
          </table:table-cell>
          <table:table-cell table:style-name="ce61" office:value-type="string" calcext:value-type="string">
            <text:p>Mens. 01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2-06" calcext:value-type="date">
            <text:p>06/02/2025</text:p>
          </table:table-cell>
          <table:table-cell table:style-name="ce74" table:formula="of:=[.C7]-[.F7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2-28" calcext:value-type="date">
            <text:p>28/02/2025</text:p>
          </table:table-cell>
          <table:table-cell table:style-name="ce61" office:value-type="string" calcext:value-type="string">
            <text:p>Mens. 02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3-10" calcext:value-type="date">
            <text:p>10/03/2025</text:p>
          </table:table-cell>
          <table:table-cell table:style-name="ce74" table:formula="of:=[.C8]-[.F8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3-31" calcext:value-type="date">
            <text:p>31/03/2025</text:p>
          </table:table-cell>
          <table:table-cell table:style-name="ce61" office:value-type="string" calcext:value-type="string">
            <text:p>Mens. 03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5-06" calcext:value-type="date">
            <text:p>06/05/2025</text:p>
          </table:table-cell>
          <table:table-cell table:style-name="ce74" table:formula="of:=[.C9]-[.F9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4-30" calcext:value-type="date">
            <text:p>30/04/2025</text:p>
          </table:table-cell>
          <table:table-cell table:style-name="ce61" office:value-type="string" calcext:value-type="string">
            <text:p>Mens. 04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5-06" calcext:value-type="date">
            <text:p>06/05/2025</text:p>
          </table:table-cell>
          <table:table-cell table:style-name="ce74" table:formula="of:=[.C10]-[.F10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5-31" calcext:value-type="date">
            <text:p>31/05/2025</text:p>
          </table:table-cell>
          <table:table-cell table:style-name="ce61" office:value-type="string" calcext:value-type="string">
            <text:p>Mens. 05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6-06" calcext:value-type="date">
            <text:p>06/06/2025</text:p>
          </table:table-cell>
          <table:table-cell table:style-name="ce74" table:formula="of:=[.C11]-[.F11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6-30" calcext:value-type="date">
            <text:p>30/06/2025</text:p>
          </table:table-cell>
          <table:table-cell table:style-name="ce61" office:value-type="string" calcext:value-type="string">
            <text:p>Mens. 06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7-07" calcext:value-type="date">
            <text:p>07/07/2025</text:p>
          </table:table-cell>
          <table:table-cell table:style-name="ce74" table:formula="of:=[.C12]-[.F12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7-31" calcext:value-type="date">
            <text:p>31/07/2025</text:p>
          </table:table-cell>
          <table:table-cell table:style-name="ce61" office:value-type="string" calcext:value-type="string">
            <text:p>Mens. 07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8-07" calcext:value-type="date">
            <text:p>07/08/2025</text:p>
          </table:table-cell>
          <table:table-cell table:style-name="ce74" table:formula="of:=[.C13]-[.F13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8-31" calcext:value-type="date">
            <text:p>31/08/2025</text:p>
          </table:table-cell>
          <table:table-cell table:style-name="ce61" office:value-type="string" calcext:value-type="string">
            <text:p>Mens. 08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9-05" calcext:value-type="date">
            <text:p>05/09/2025</text:p>
          </table:table-cell>
          <table:table-cell table:style-name="ce74" table:formula="of:=[.C14]-[.F14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9-30" calcext:value-type="date">
            <text:p>30/09/2025</text:p>
          </table:table-cell>
          <table:table-cell table:style-name="ce61" office:value-type="string" calcext:value-type="string">
            <text:p>Mens. 09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não</text:p>
          </table:table-cell>
          <table:table-cell table:style-name="ce65" office:value-type="float" office:value="0" calcext:value-type="float">
            <text:p>-</text:p>
          </table:table-cell>
          <table:table-cell table:style-name="ce56"/>
          <table:table-cell table:style-name="ce74" table:formula="of:=[.C15]-[.F15]" office:value-type="float" office:value="300" calcext:value-type="float">
            <text:p>300,00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7"/>
          <table:table-cell table:style-name="ce62" table:number-columns-repeated="5"/>
          <table:table-cell table:style-name="ce71" office:value-type="string" calcext:value-type="string">
            <text:p>TOTAL</text:p>
          </table:table-cell>
          <table:table-cell table:style-name="ce75" table:formula="of:=SUM([.H2:.H15])" office:value-type="float" office:value="300" calcext:value-type="float">
            <text:p>300,00</text:p>
          </table:table-cell>
          <table:table-cell table:style-name="ce78"/>
          <table:table-cell table:number-columns-repeated="55"/>
        </table:table-row>
        <table:table-row table:style-name="ro2">
          <table:table-cell table:style-name="ce57"/>
          <table:table-cell table:style-name="ce62" table:number-columns-repeated="5"/>
          <table:table-cell table:style-name="ce72"/>
          <table:table-cell table:style-name="ce76"/>
          <table:table-cell table:style-name="ce79"/>
          <table:table-cell table:number-columns-repeated="55"/>
        </table:table-row>
        <table:table-row table:style-name="ro3">
          <table:table-cell table:style-name="ce58"/>
          <table:table-cell table:number-columns-repeated="63"/>
        </table:table-row>
        <table:table-row table:style-name="ro3" table:number-rows-repeated="3196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0">
      <number:text>(</number:text>
      <number:currency-symbol/>
      <number:text>\,)</number:text>
      <style:map style:condition="value()&gt;=0" style:apply-style-name="N120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0" number:min-decimal-places="0" number:min-integer-digits="0"/>
      <number:text>"</number:text>
    </number:number-style>
    <number:currency-style style:name="N12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4P0"/>
    </number:currency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style:font-name="Arial3" fo:font-size="12pt"/>
    </style:style>
    <style:style style:name="MT8" style:family="text">
      <style:text-properties style:text-outline="false" style:text-line-through-style="none" style:text-line-through-type="none" style:font-name="Arial3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55.916872286">00:00:00</text:time></text:span><text:span text:style-name="MT2"><text:s/></text:span></text:p>
        </style:region-center>
        <style:region-right>
          <text:p><text:span text:style-name="MT4">Start Fit Academia Musc. Gin. Ltda.</text:span></text:p>
          <text:p><text:span text:style-name="MT2">Tel.: (15) 99747-7763</text:span></text:p>
          <text:p><text:span text:style-name="MT2">E-mail: startfit.ibiuna@gmail.com</text:span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5-10-01">00/00/0000</text:date></text:span><text:span text:style-name="MT6"><text:s/>- </text:span><text:span text:style-name="MT6"><text:time style:data-style-name="N2" text:time-value="10:56:55.918410301">00:00:00</text:time></text:span><text:span text:style-name="MT6"><text:s/></text:span></text:p>
        </style:region-center>
        <style:region-right>
          <text:p><text:span text:style-name="MT3">Start Fit Academia Musc. Gin. Ltda.</text:span></text:p>
          <text:p><text:span text:style-name="MT6">Tel.: (15) 99747-7763</text:span></text:p>
          <text:p><text:span text:style-name="MT6">E-mail: startfit.ibiuna@gmail.com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Start Fit Academia Musc. Gin. Ltda.</text:span></text:p>
          <text:p>startfit.ibiuna@gmail.com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Start Fit Academia Musc. Gin. Ltda.</text:span></text:p>
          <text:p><text:span text:style-name="MT9">startfit.ibiuna@gmail.com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55.92212799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10-01T10:56:56.318029888</dc:date>
    <dc:language>pt-PT</dc:language>
    <meta:editing-cycles>650</meta:editing-cycles>
    <meta:editing-duration>P3DT14H32M31S</meta:editing-duration>
    <meta:print-date>2022-12-01T16:36:33.088000000</meta:print-date>
    <meta:document-statistic meta:table-count="1" meta:cell-count="107" meta:object-count="0"/>
    <meta:user-defined meta:name="Info 0"/>
    <meta:user-defined meta:name="Info 1"/>
    <meta:user-defined meta:name="Info 2"/>
    <meta:user-defined meta:name="Info 3"/>
  </office:meta>
</office:document-meta>
</file>